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a2a6b" officeooo:paragraph-rsid="001a2a6b" style:font-weight-asian="bold" style:font-weight-complex="bold"/>
    </style:style>
    <style:style style:name="P2" style:family="paragraph" style:parent-style-name="Standard">
      <style:text-properties style:text-underline-style="none" fo:font-weight="normal" officeooo:rsid="001b8f10" officeooo:paragraph-rsid="001a2a6b" style:font-weight-asian="normal" style:font-weight-complex="normal"/>
    </style:style>
    <style:style style:name="P3" style:family="paragraph" style:parent-style-name="Standard">
      <style:text-properties style:text-underline-style="solid" style:text-underline-width="auto" style:text-underline-color="font-color" fo:font-weight="bold" officeooo:rsid="001c2096" officeooo:paragraph-rsid="001c209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67ae2" officeooo:paragraph-rsid="00267ae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6e201" officeooo:paragraph-rsid="0026e201"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6f3de" officeooo:paragraph-rsid="0026f3de"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87092" officeooo:paragraph-rsid="00287092"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8f10" style:font-weight-asian="normal" style:font-weight-complex="normal"/>
    </style:style>
    <style:style style:name="T3" style:family="text">
      <style:text-properties style:text-underline-style="none" fo:font-weight="normal" officeooo:rsid="001c2096" style:font-weight-asian="normal" style:font-weight-complex="normal"/>
    </style:style>
    <style:style style:name="T4" style:family="text">
      <style:text-properties style:text-underline-style="none" fo:font-weight="normal" officeooo:rsid="001d1e34" style:font-weight-asian="normal" style:font-weight-complex="normal"/>
    </style:style>
    <style:style style:name="T5" style:family="text">
      <style:text-properties style:text-underline-style="none" fo:font-weight="normal" officeooo:rsid="0026f3de" style:font-weight-asian="normal" style:font-weight-complex="normal"/>
    </style:style>
    <style:style style:name="T6" style:family="text">
      <style:text-properties style:text-underline-style="none" fo:font-weight="normal" officeooo:rsid="00287092" style:font-weight-asian="normal" style:font-weight-complex="normal"/>
    </style:style>
    <style:style style:name="T7" style:family="text">
      <style:text-properties officeooo:rsid="001d1e34"/>
    </style:style>
    <style:style style:name="T8" style:family="text">
      <style:text-properties officeooo:rsid="0026e2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ce qu’une méthode agile ?</text:p>
      <text:p text:style-name="P2"/>
      <text:p text:style-name="P1"><text:span text:style-name="T2">Une méthode agile est un </text:span><text:span text:style-name="T3">style</text:span><text:span text:style-name="T2"> de développement</text:span><text:span text:style-name="T3"> basé sur le « Manifeste Agile » comprenant des valeurs et principes communs favorisant le travail en équipe, l’auto-organisation, la responsabilisation mais aussi et avant tout consiste en un cycle de développement dit « itérative et incrémentable » qui s’appuit sur une collaboration avec le client.</text:span></text:p>
      <text:p text:style-name="P3"><text:span text:style-name="T4"/></text:p>
      <text:p text:style-name="P4"><text:span text:style-name="T7">P</text:span>ourquoi l’<text:span text:style-name="T8">eXtreme</text:span> Programming ?</text:p>
      <text:p text:style-name="P4"><text:span text:style-name="T1"/></text:p>
      <text:p text:style-name="P5"><text:span text:style-name="T1">L’eXtreme Programming est idéal pour les petites équipes étant donné ses 12 pratiques faciles à respecter mais aussi et surtout plus particulièrement le pair programming ou encore l’appropriation du collective du code, ce qui devient moins évident lorsque l’équipe devient trop grande.</text:span></text:p>
      <text:p text:style-name="P5"><text:span text:style-name="T1"/></text:p>
      <text:p text:style-name="P5">Les avantages de la méthode SCRUM</text:p>
      <text:p text:style-name="P5"><text:span text:style-name="T1"/></text:p>
      <text:p text:style-name="P5"><text:span text:style-name="T1">La méthode SCRUM est plus avantageuse pour les grosses équipes </text:span><text:span text:style-name="T5">elles-même divisées en de petites équipes et dont la création et le déploiement de produits est régulier, cette structure permet à ses même équipes d’atteindre plus efficacement leurs objectifs déterminés au préalable à chaque début de « Sprint » et quotidiennement mis au point à chaque réunion dîtes les « Daily SCRUM ».</text:span></text:p>
      <text:p text:style-name="P5"><text:span text:style-name="T5"/></text:p>
      <text:p text:style-name="P6">Fonctionnement d’un sprint</text:p>
      <text:p text:style-name="P6"><text:span text:style-name="T1"/></text:p>
      <text:p text:style-name="P6"><text:span text:style-name="T1">Un sprint, ou une itération, est le développement d’une version d’un logiciel sous une période allant de 1 à 4 semaine(s). </text:span><text:span text:style-name="T6">L’équipe commence par établir les stories et s’assure que tout le monde les a bien comprises puis,</text:span><text:span text:style-name="T1"> </text:span><text:span text:style-name="T6">c</text:span><text:span text:style-name="T1">haque jour, une réunion dîtes « Daily SCRUM » est organisée, elle ne dure pas plus quelques minutes et permet à chacun de dire ce qu’il a fait la veille, ce qu’il compte faire le jour même et éventuellement s’il a rencontré des problèmes. </text:span><text:span text:style-name="T6">Lors de la fin d’un sprint les stories terminées sont transmises au client pour qu’il puisse faire remonter son feed-back et ainsi permettre le début d’un nouveau sprint jusqu’à ce que le produit fournisse le résultat complet attendu.</text:span></text:p>
      <text:p text:style-name="P6"><text:span text:style-name="T6"/></text:p>
      <text:p text:style-name="P7">Test Driven Development</text:p>
      <text:p text:style-name="P7"><text:span text:style-name="T1"/></text:p>
      <text:p text:style-name="P7"><text:span text:style-name="T1">Le principe du TDD est une technique de développement de logiciel consistant en l’élaboration fréquente de tests afin d’en réduire au maximum les anomalies. Cela permet aux développeurs d’être plus rigoureux et de corriger les erreurs quasiment en temps réel puisque les tests sont conçus avant même que le code ne soit écr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2T11:16:50.110828627</meta:creation-date>
    <dc:date>2022-05-03T13:26:24.398126636</dc:date>
    <meta:editing-duration>PT19M4S</meta:editing-duration>
    <meta:editing-cycles>2</meta:editing-cycles>
    <meta:generator>LibreOffice/7.3.2.2$Linux_X86_64 LibreOffice_project/30$Build-2</meta:generator>
    <meta:document-statistic meta:table-count="0" meta:image-count="0" meta:object-count="0" meta:page-count="1" meta:paragraph-count="10" meta:word-count="353" meta:character-count="2186" meta:non-whitespace-character-count="1843"/>
  </office:meta>
</office:document-meta>
</file>